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left="0.503cm" fo:margin-right="0cm" fo:margin-top="0cm" fo:margin-bottom="0cm" fo:text-indent="1.249cm" style:auto-text-indent="false"/>
    </style:style>
    <style:style style:name="P3" style:family="paragraph" style:parent-style-name="Standard">
      <style:paragraph-properties fo:margin-left="0cm" fo:margin-right="0cm" fo:margin-top="0cm" fo:margin-bottom="0cm" fo:text-indent="1.752cm" style:auto-text-indent="false"/>
    </style:style>
    <style:style style:name="P4" style:family="paragraph" style:parent-style-name="Standard">
      <style:paragraph-properties fo:margin-top="0cm" fo:margin-bottom="0.212cm"/>
    </style:style>
    <style:style style:name="P5" style:family="paragraph" style:parent-style-name="Standard">
      <style:paragraph-properties fo:margin-left="1.88cm" fo:margin-right="0cm" fo:margin-top="0cm" fo:margin-bottom="0cm" fo:text-indent="0cm" style:auto-text-indent="false"/>
    </style:style>
    <style:style style:name="P6" style:family="paragraph" style:parent-style-name="Standard">
      <style:paragraph-properties fo:margin-top="0.212cm" fo:margin-bottom="0cm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1"/>
    <style:style style:name="P9" style:family="paragraph" style:parent-style-name="List_20_Paragraph">
      <style:paragraph-properties fo:margin-left="1.88cm" fo:margin-right="0cm" fo:margin-top="0.212cm" fo:margin-bottom="0cm" fo:text-indent="0cm" style:auto-text-indent="false"/>
    </style:style>
    <style:style style:name="P10" style:family="paragraph" style:parent-style-name="List_20_Paragraph" style:list-style-name="WWNum1">
      <style:paragraph-properties fo:margin-top="0cm" fo:margin-bottom="0cm"/>
    </style:style>
    <style:style style:name="P11" style:family="paragraph" style:parent-style-name="List_20_Paragraph">
      <style:paragraph-properties fo:margin-left="1.884cm" fo:margin-right="0cm" fo:text-indent="0cm" style:auto-text-indent="false"/>
    </style:style>
    <style:style style:name="P12" style:family="paragraph" style:parent-style-name="List_20_Paragraph">
      <style:paragraph-properties fo:margin-left="1.884cm" fo:margin-right="0cm" fo:margin-top="0cm" fo:margin-bottom="0cm" fo:text-indent="0cm" style:auto-text-indent="false"/>
    </style:style>
    <style:style style:name="P13" style:family="paragraph" style:parent-style-name="Heading_20_1" style:master-page-name="Standard">
      <style:paragraph-properties fo:margin-left="0cm" fo:margin-right="0cm" fo:text-indent="1.249cm" style:auto-text-indent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Zápisnica <text:bookmark text:name="_GoBack"/>8.</text:h>
      <text:p text:style-name="Standard">Dátum : 28.10.2014 </text:p>
      <text:p text:style-name="P1">prítomní: </text:p>
      <text:p text:style-name="P2">Jakub Chlup</text:p>
      <text:p text:style-name="P3">Matúš Kalužák</text:p>
      <text:p text:style-name="P3">Ján Vodila</text:p>
      <text:p text:style-name="P3">Adam Šabík</text:p>
      <text:p text:style-name="P1">Agenda</text:p>
      <text:list xml:id="list20543381" text:style-name="WWNum2">
        <text:list-item>
          <text:p text:style-name="P7">Zhodnotenie predchádzajúceho obdobia</text:p>
        </text:list-item>
        <text:list-item>
          <text:p text:style-name="P7">Doplnenie konceptuálnej analýzy</text:p>
        </text:list-item>
        <text:list-item>
          <text:p text:style-name="P7">Upravenie dekompozície</text:p>
        </text:list-item>
        <text:list-item>
          <text:p text:style-name="P7">Kontrola a následna úprava diagramov</text:p>
        </text:list-item>
        <text:list-item>
          <text:p text:style-name="P7">Vytvorenie dátového modelu</text:p>
        </text:list-item>
      </text:list>
      <text:p text:style-name="P4">Body</text:p>
      <text:list xml:id="list20556353" text:style-name="WWNum1">
        <text:list-item>
          <text:p text:style-name="P10">Zhodnotenie predchádzajúceho obdobia</text:p>
        </text:list-item>
      </text:list>
      <text:p text:style-name="P12">Všetky naplánované úlohy boli vykonané a predchádzajúce dokumenty aktualizované.</text:p>
      <text:p text:style-name="P12"/>
      <text:list xml:id="list20715226" text:continue-numbering="true" text:style-name="WWNum1">
        <text:list-item>
          <text:p text:style-name="P10">Doplnenie konceptuálnej analýzy</text:p>
        </text:list-item>
      </text:list>
      <text:p text:style-name="P5">Konceptuálna analýza bola doplnená o popisky ku grafom, takisto aj grafy boli správne aktualizované.</text:p>
      <text:p text:style-name="P5"/>
      <text:list xml:id="list20701160" text:continue-numbering="true" text:style-name="WWNum1">
        <text:list-item>
          <text:p text:style-name="P10">Upravenie dekompozície</text:p>
        </text:list-item>
      </text:list>
      <text:p text:style-name="P11">Prediskutovali sme možné riešenia dekompozície a zhodli sme sa na novej verzii, ktorá bola aktualizovaná.</text:p>
      <text:p text:style-name="P11"/>
      <text:list xml:id="list20706958" text:continue-numbering="true" text:style-name="WWNum1">
        <text:list-item>
          <text:p text:style-name="P8">Kontrola a následna úprava diagramov</text:p>
        </text:list-item>
      </text:list>
      <text:p text:style-name="P11">Každý člen, ktorý mal na starosti jeden konkrétny diagram si ten svoj upravil a aktualizoval podľa návrhu cvičiaceho.</text:p>
      <text:p text:style-name="P11"/>
      <text:list xml:id="list20717531" text:continue-numbering="true" text:style-name="WWNum1">
        <text:list-item>
          <text:p text:style-name="P8">Vytvorenie dátového modelu</text:p>
        </text:list-item>
      </text:list>
      <text:p text:style-name="P11">Prekonzultovali sme, ako má dátový model vyzerať a aká štruktúra databázy bude najvhodnejšia. Po odsuhlásení sme vytvorili dátový model na základe zvolenej štruktúry.</text:p>
      <text:p text:style-name="P6">Vytvoril: Ján Vodila</text:p>
      <text:p text:style-name="P9"/>
      <text:p text:style-name="P9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k" fo:country="SK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sk" fo:country="SK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</meta:initial-creator>
    <dc:creator>Ján Vodila</dc:creator>
    <meta:editing-cycles>5</meta:editing-cycles>
    <meta:creation-date>2014-10-22T17:19:00</meta:creation-date>
    <dc:date>2014-10-30T00:54:47.05</dc:date>
    <meta:editing-duration>PT00H15M15S</meta:editing-duration>
    <meta:generator>OpenOffice.org/3.2$Win32 OpenOffice.org_project/320m19$Build-9505</meta:generator>
    <meta:document-statistic meta:table-count="0" meta:image-count="0" meta:object-count="0" meta:page-count="2" meta:paragraph-count="25" meta:word-count="140" meta:character-count="1005"/>
    <meta:template xlink:type="simple" xlink:actuate="onRequest" xlink:title="Normal.dotm" xlink:href=""/>
  </office:meta>
</office:document-meta>
</file>